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028in" fo:margin-left="0.5in" table:align="left"/>
    </style:style>
    <style:style style:name="Table1.A" style:family="table-column">
      <style:table-column-properties style:column-width="0.709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1.1903in"/>
    </style:style>
    <style:style style:name="Table1.D" style:family="table-column">
      <style:table-column-properties style:column-width="1.0299in"/>
    </style:style>
    <style:style style:name="Table1.E" style:family="table-column">
      <style:table-column-properties style:column-width="0.6556in"/>
    </style:style>
    <style:style style:name="Table1.A1" style:family="table-cell">
      <style:table-cell-properties fo:padding-left="0.0799in" fo:padding-right="0.0799in" fo:padding-top="0.0403in" fo:padding-bottom="0.0403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-left="0.0799in" fo:padding-right="0.0799in" fo:padding-top="0.0403in" fo:padding-bottom="0.0403in" fo:border="0.0007in solid #000000"/>
    </style:style>
    <style:style style:name="Table1.A2" style:family="table-cell">
      <style:table-cell-properties fo:padding-left="0.0799in" fo:padding-right="0.0799in" fo:padding-top="0.0403in" fo:padding-bottom="0.0403in" fo:border-left="0.0007in solid #000000" fo:border-right="none" fo:border-top="none" fo:border-bottom="0.0007in solid #000000"/>
    </style:style>
    <style:style style:name="Table1.E2" style:family="table-cell">
      <style:table-cell-properties fo:padding-left="0.0799in" fo:padding-right="0.0799in" fo:padding-top="0.0403in" fo:padding-bottom="0.0403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7" style:family="paragraph" style:parent-style-name="Subtitle">
      <style:text-properties style:font-name="Kristen ITC" fo:font-size="12pt" style:font-size-asian="12pt" style:font-size-complex="12pt"/>
    </style:style>
    <style:style style:name="P8" style:family="paragraph" style:parent-style-name="Contents_20_1">
      <style:paragraph-properties fo:margin-left="0in" fo:margin-right="0in" fo:text-indent="0in" style:auto-text-indent="false"/>
    </style:style>
    <style:style style:name="P9" style:family="paragraph" style:parent-style-name="Contents_20_2">
      <style:paragraph-properties fo:margin-left="0in" fo:margin-right="0in" fo:text-indent="0in" style:auto-text-indent="false"/>
    </style:style>
    <style:style style:name="P10" style:family="paragraph" style:parent-style-name="Table_20_Contents">
      <style:text-properties style:font-name-complex="Mangal1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2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4" style:family="paragraph" style:parent-style-name="Contents_20_1" style:list-style-name="Check"/>
    <style:style style:name="P15" style:family="paragraph" style:parent-style-name="Contents_20_1" style:list-style-name="Check">
      <style:paragraph-properties fo:margin-left="0.6in" fo:margin-right="0in" fo:text-indent="-0.3in" style:auto-text-indent="false"/>
    </style:style>
    <style:style style:name="P16" style:family="paragraph" style:parent-style-name="Contents_20_1" style:list-style-name="Check">
      <style:paragraph-properties fo:margin-left="0.8in" fo:margin-right="0in" fo:text-indent="-0.25in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2" style:list-style-name="CheckContent4"/>
    <style:style style:name="P19" style:family="paragraph" style:parent-style-name="Contents_20_2" style:list-style-name="MyList1"/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6">AC-Delco Remy Alternator Windmill</text:p>
      <text:p text:style-name="P7"/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homas G (08/2014)</text:span><text:tab/><text:tab/> <text:s text:c="7"/><text:tab/><text:tab/></text:p>
      <text:p text:style-name="P5"><text:tab/><text:tab/><text:span text:style-name="T4">Feel free to use: no strings attached (text content only / images respectfully referenced) <text:s text:c="27"/></text:span></text:p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1. <text:a xlink:type="simple" xlink:href="#__RefHeading__2026_329140064" text:style-name="Internet_20_link" text:visited-style-name="Visited_20_Internet_20_Link">INTRODUCTION</text:a><text:tab/>2</text:p>
          <text:p text:style-name="P13">1.1 <text:a xlink:type="simple" xlink:href="#__RefHeading__1635_849530978" text:style-name="Internet_20_link" text:visited-style-name="Visited_20_Internet_20_Link">Specifications</text:a><text:tab/>2</text:p>
          <text:p text:style-name="P12">2. <text:a xlink:type="simple" xlink:href="#__RefHeading__506_2114326999" text:style-name="Internet_20_link" text:visited-style-name="Visited_20_Internet_20_Link">Materials ( $183.76 )</text:a><text:tab/>2</text:p>
          <text:p text:style-name="P13">2.1 <text:a xlink:type="simple" xlink:href="#__RefHeading__1637_849530978" text:style-name="Internet_20_link" text:visited-style-name="Visited_20_Internet_20_Link">Hardware Materials ( $51.20 )</text:a><text:tab/>2</text:p>
          <text:p text:style-name="P13">2.2 <text:a xlink:type="simple" xlink:href="#__RefHeading__508_2114326999" text:style-name="Internet_20_link" text:visited-style-name="Visited_20_Internet_20_Link">Power Materials ( $112.43 )</text:a><text:tab/>2</text:p>
          <text:p text:style-name="P13">2.3 <text:a xlink:type="simple" xlink:href="#__RefHeading__1639_849530978" text:style-name="Internet_20_link" text:visited-style-name="Visited_20_Internet_20_Link">Plastic Filament for 3D-Prints ( $36.65 )</text:a><text:tab/>2</text:p>
          <text:p text:style-name="P12">3. <text:a xlink:type="simple" xlink:href="#__RefHeading__510_2114326999" text:style-name="Internet_20_link" text:visited-style-name="Visited_20_Internet_20_Link">Assembly Instructions</text:a><text:tab/>3</text:p>
          <text:p text:style-name="P13">3.1 <text:a xlink:type="simple" xlink:href="#__RefHeading__512_2114326999" text:style-name="Internet_20_link" text:visited-style-name="Visited_20_Internet_20_Link">Frame</text:a><text:tab/>3</text:p>
        </text:index-body>
      </text:table-of-content>
      <text:p text:style-name="P2"/>
      <text:p text:style-name="Normal"/>
      <text:h text:style-name="P17" text:outline-level="1"><text:bookmark-start text:name="__RefHeading__2026_329140064"/>INTRODUCTION<text:subject/><text:bookmark-end text:name="__RefHeading__2026_329140064"/></text:h>
      <text:h text:style-name="Heading_20_2" text:outline-level="2"><text:bookmark-start text:name="__RefHeading__1635_849530978"/>Specifications<text:bookmark-end text:name="__RefHeading__1635_849530978"/></text:h>
      <text:p text:style-name="Contents_20_2"/>
      <text:list xml:id="list4326415841041257273" text:style-name="CheckContent4">
        <text:list-item>
          <text:p text:style-name="P18">Gear Ratio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Input</text:p>
          </table:table-cell>
          <table:table-cell table:style-name="Table1.A1" office:value-type="string">
            <text:p text:style-name="P11">Output</text:p>
          </table:table-cell>
          <table:table-cell table:style-name="Table1.A1" office:value-type="string">
            <text:p text:style-name="P11">Ratio</text:p>
          </table:table-cell>
          <table:table-cell table:style-name="Table1.E1" office:value-type="string">
            <text:p text:style-name="P11">Rotation</text:p>
          </table:table-cell>
        </table:table-row>
        <table:table-row>
          <table:table-cell table:style-name="Table1.A2" office:value-type="string">
            <text:p text:style-name="P10">Hub-Gear</text:p>
          </table:table-cell>
          <table:table-cell table:style-name="Table1.A2" office:value-type="string">
            <text:p text:style-name="P10">Blade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1:1 ( x1 )</text:p>
          </table:table-cell>
          <table:table-cell table:style-name="Table1.E2" office:value-type="string">
            <text:p text:style-name="P10">Clockwise</text:p>
          </table:table-cell>
        </table:table-row>
        <table:table-row>
          <table:table-cell table:style-name="Table1.A2" office:value-type="string">
            <text:p text:style-name="P10">Gear-1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14 Inside Gears</text:p>
          </table:table-cell>
          <table:table-cell table:style-name="Table1.A2" office:value-type="string">
            <text:p text:style-name="P10">13:7 ( x0.5385 )</text:p>
          </table:table-cell>
          <table:table-cell table:style-name="Table1.E2" office:value-type="string">
            <text:p text:style-name="P10">Counter</text:p>
            <text:p text:style-name="P10">Clockwise</text:p>
          </table:table-cell>
        </table:table-row>
        <table:table-row>
          <table:table-cell table:style-name="Table1.A2" office:value-type="string">
            <text:p text:style-name="P10">Gear-2</text:p>
          </table:table-cell>
          <table:table-cell table:style-name="Table1.A2" office:value-type="string">
            <text:p text:style-name="P10">14 Inside Gears ( Gear-1 )</text:p>
            <text:p text:style-name="P10">22 Gears</text:p>
          </table:table-cell>
          <table:table-cell table:style-name="Table1.A2" office:value-type="string">
            <text:p text:style-name="P10">22 Gears</text:p>
            <text:p text:style-name="P10">8 Gears ( Gear-3 <text:s/>)</text:p>
          </table:table-cell>
          <table:table-cell table:style-name="Table1.A2" office:value-type="string">
            <text:p text:style-name="P10">4:7 ( x1.75 )</text:p>
          </table:table-cell>
          <table:table-cell table:style-name="Table1.E2" office:value-type="string">
            <text:p text:style-name="P10">Clockwise</text:p>
          </table:table-cell>
        </table:table-row>
        <table:table-row>
          <table:table-cell table:style-name="Table1.A2" office:value-type="string">
            <text:p text:style-name="P10">Gear-3</text:p>
          </table:table-cell>
          <table:table-cell table:style-name="Table1.A2" office:value-type="string">
            <text:p text:style-name="P10">8 Inside Gear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4:13 ( x3.25 )</text:p>
          </table:table-cell>
          <table:table-cell table:style-name="Table1.E2" office:value-type="string">
            <text:p text:style-name="P10">Counter</text:p>
            <text:p text:style-name="P10">Clockwise</text:p>
          </table:table-cell>
        </table:table-row>
        <table:table-row>
          <table:table-cell table:style-name="Table1.A2" office:value-type="string">
            <text:p text:style-name="P10">Gear-4</text:p>
          </table:table-cell>
          <table:table-cell table:style-name="Table1.A2" office:value-type="string">
            <text:p text:style-name="P10">13 Inside Gear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1:2 ( x2 )</text:p>
          </table:table-cell>
          <table:table-cell table:style-name="Table1.E2" office:value-type="string">
            <text:p text:style-name="P10">Clockwise</text:p>
          </table:table-cell>
        </table:table-row>
        <table:table-row>
          <table:table-cell table:style-name="Table1.A2" office:value-type="string">
            <text:p text:style-name="P10">Gear-5</text:p>
          </table:table-cell>
          <table:table-cell table:style-name="Table1.A2" office:value-type="string">
            <text:p text:style-name="P10">18 Inside Gears</text:p>
          </table:table-cell>
          <table:table-cell table:style-name="Table1.A2" office:value-type="string">
            <text:p text:style-name="P10">26 Outside Gears</text:p>
          </table:table-cell>
          <table:table-cell table:style-name="Table1.A2" office:value-type="string">
            <text:p text:style-name="P10">9:13 ( x1.44 )</text:p>
          </table:table-cell>
          <table:table-cell table:style-name="Table1.E2" office:value-type="string">
            <text:p text:style-name="P10">Counter</text:p>
            <text:p text:style-name="P10">Clockwise</text:p>
          </table:table-cell>
        </table:table-row>
        <table:table-row>
          <table:table-cell table:style-name="Table1.A2" office:value-type="string">
            <text:p text:style-name="P10">Gear-6</text:p>
            <text:p text:style-name="P10">Alternator</text:p>
          </table:table-cell>
          <table:table-cell table:style-name="Table1.A2" office:value-type="string">
            <text:p text:style-name="P10">26 Outside Gears ( Gear-5 )</text:p>
          </table:table-cell>
          <table:table-cell table:style-name="Table1.A2" office:value-type="string">
            <text:p text:style-name="P10">11 Alternator Gears</text:p>
          </table:table-cell>
          <table:table-cell table:style-name="Table1.A2" office:value-type="string">
            <text:p text:style-name="P10">26:11 ( x2.36 )</text:p>
          </table:table-cell>
          <table:table-cell table:style-name="Table1.E2" office:value-type="string">
            <text:p text:style-name="P10">Clockwise</text:p>
          </table:table-cell>
        </table:table-row>
      </table:table>
      <text:p text:style-name="Contents_20_2"/>
      <text:list xml:id="list36503512" text:continue-numbering="true" text:style-name="CheckContent4">
        <text:list-item>
          <text:list>
            <text:list-item>
              <text:p text:style-name="P18">Total Ratio = Gear-Up x 20.8152</text:p>
            </text:list-item>
          </text:list>
        </text:list-item>
      </text:list>
      <text:p text:style-name="Contents_20_1"/>
      <text:p text:style-name="Contents_20_1"/>
      <text:p text:style-name="Contents_20_1"/>
      <text:h text:style-name="Heading_20_1" text:outline-level="1"><text:bookmark-start text:name="__RefHeading__506_2114326999"/>Materials ( $183.76 )<text:bookmark-end text:name="__RefHeading__506_2114326999"/></text:h>
      <text:p text:style-name="Contents_20_1"/>
      <text:h text:style-name="Heading_20_2" text:outline-level="2"><text:bookmark-start text:name="__RefHeading__1637_849530978"/>Hardware Materials ( $51.20 )<text:bookmark-end text:name="__RefHeading__1637_849530978"/></text:h>
      <text:p text:style-name="P9"/>
      <text:list xml:id="list3272157615727864718" text:style-name="Check">
        <text:list-item>
          <text:p text:style-name="P15">Double 5” Vinyl Lap Siding [ $7.95 @ 12-feet ]</text:p>
          <text:list>
            <text:list-item>
              <text:p text:style-name="P16">Purchase @ <text:a xlink:type="simple" xlink:href="https://www.homedepot.com/p/Double-5-in-x-144-in-Beige-Vinyl-Lap-Siding-PC50NBH/302174965" text:style-name="Internet_20_link" text:visited-style-name="Visited_20_Internet_20_Link">https://www.homedepot.com/p/Double-5-in-x-144-in-Beige-Vinyl-Lap-Siding-PC50NBH/302174965</text:a> </text:p>
            </text:list-item>
          </text:list>
        </text:list-item>
      </text:list>
      <text:p text:style-name="P8"/>
      <text:list xml:id="list36493659" text:continue-numbering="true" text:style-name="Check">
        <text:list-item>
          <text:p text:style-name="P15">(8) Aluminum DIN Rails - 35mm x 10mm x 1M, slotted [ $32 ($8.00/2-pack@1M) ]</text:p>
          <text:list>
            <text:list-item>
              <text:p text:style-name="P16">Purchase @ <text:a xlink:type="simple" xlink:href="https://www.automationdirect.com/adc/Shopping/Catalog/Enclosures_-z-_Subpanels_-z-_Thermal_Management_-z-_Lighting/Enclosure_Parts_-a-_Accessories/Internal_Component_Mounting_Accessories/DIN_Rails/DN-R35SAL1-2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-2</text:a> </text:p>
            </text:list-item>
          </text:list>
        </text:list-item>
      </text:list>
      <text:p text:style-name="P8"/>
      <text:list xml:id="list36492778" text:continue-numbering="true" text:style-name="Check">
        <text:list-item>
          <text:list>
            <text:list-item>
              <text:p text:style-name="P16">OR get 10 for [ $36.00 ]</text:p>
            </text:list-item>
            <text:list-item>
              <text:p text:style-name="P16">Purchase @ <text:a xlink:type="simple" xlink:href="https://www.automationdirect.com/adc/Shopping/Catalog/Enclosures_-z-_Subpanels_-z-_Thermal_Management_-z-_Lighting/Enclosure_Parts_-a-_Accessories/Internal_Component_Mounting_Accessories/DIN_Rails/DN-R35SAL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</text:a> </text:p>
            </text:list-item>
          </text:list>
        </text:list-item>
      </text:list>
      <text:p text:style-name="P8"/>
      <text:list xml:id="list36502311" text:continue-numbering="true" text:style-name="Check">
        <text:list-item>
          <text:p text:style-name="P15">1” EMT Conduit Pipe sold @ 10-feet [ $7.25 @ 10-feet ]</text:p>
          <text:list>
            <text:list-item>
              <text:p text:style-name="P16">Purchase @ <text:a xlink:type="simple" xlink:href="https://www.homedepot.com/p/1-in-EMT-Conduit-101568/100400409" text:style-name="Internet_20_link" text:visited-style-name="Visited_20_Internet_20_Link">https://www.homedepot.com/p/1-in-EMT-Conduit-101568/100400409</text:a> </text:p>
            </text:list-item>
            <text:list-item>
              <text:p text:style-name="P16">1-3/16” (1.1875”) inside diameter measured</text:p>
            </text:list-item>
            <text:list-item>
              <text:p text:style-name="P16">1-4.5/16” (1.2813”) outside diameter measured</text:p>
            </text:list-item>
            <text:list-item>
              <text:p text:style-name="P16">See <text:a xlink:type="simple" xlink:href="https://creativeshelters.com/fittings/diameter" text:style-name="Internet_20_link" text:visited-style-name="Visited_20_Internet_20_Link">https://creativeshelters.com/fittings/diameter</text:a> </text:p>
            </text:list-item>
          </text:list>
        </text:list-item>
      </text:list>
      <text:p text:style-name="Contents_20_1"/>
      <text:h text:style-name="Heading_20_2" text:outline-level="2"><text:bookmark-start text:name="__RefHeading__508_2114326999"/>Power Materials ( $112.43 )<text:bookmark-end text:name="__RefHeading__508_2114326999"/></text:h>
      <text:p text:style-name="Contents_20_1"/>
      <text:list xml:id="list36493354" text:continue-numbering="true" text:style-name="Check">
        <text:list-item>
          <text:p text:style-name="P14">(3) 6Vdc Lead Acid Batteries [ $8.64/ea = $25.92 ]</text:p>
          <text:list>
            <text:list-item>
              <text:p text:style-name="P14"><text:a xlink:type="simple" xlink:href="https://www.walmart.com/ip/American-Hunter-DE645DC-6V-4-5A-HR-Rechargeable-Battery/40369551" text:style-name="Internet_20_link" text:visited-style-name="Visited_20_Internet_20_Link">https://www.walmart.com/ip/American-Hunter-DE645DC-6V-4-5A-HR-Rechargeable-Battery/40369551</text:a> </text:p>
            </text:list-item>
          </text:list>
        </text:list-item>
      </text:list>
      <text:p text:style-name="Contents_20_1"/>
      <text:list xml:id="list36487853" text:continue-numbering="true" text:style-name="Check">
        <text:list-item>
          <text:p text:style-name="P14">Solar Inverter 10.8Vdc to 30Vdc Grid Tie [ $86.51 ]</text:p>
          <text:list>
            <text:list-item>
              <text:p text:style-name="P14"><text:a xlink:type="simple" xlink:href="https://www.aliexpress.com/item/500w-on-grid-tie-solar-power-inverter-12v-24v-input-dc-to-home-voltage-220v-110v/32822544294.html" text:style-name="Internet_20_link" text:visited-style-name="Visited_20_Internet_20_Link">https://www.aliexpress.com/item/500w-on-grid-tie-solar-power-inverter-12v-24v-input-dc-to-home-voltage-220v-110v/32822544294.html</text:a> </text:p>
            </text:list-item>
          </text:list>
        </text:list-item>
      </text:list>
      <text:p text:style-name="Contents_20_1"/>
      <text:h text:style-name="Heading_20_2" text:outline-level="2"><text:bookmark-start text:name="__RefHeading__1639_849530978"/>Plastic Filament for 3D-Prints ( $48.57 )<text:bookmark-end text:name="__RefHeading__1639_849530978"/></text:h>
      <text:p text:style-name="Contents_20_2"/>
      <text:list xml:id="list36505453" text:continue-numbering="true" text:style-name="Check">
        <text:list-item>
          <text:p text:style-name="P14">3D Printed Parts</text:p>
          <text:list>
            <text:list-item>
              <text:p text:style-name="P14">Drive Train – Front to Back ( $33.05 )</text:p>
              <text:list>
                <text:list-item>
                  <text:p text:style-name="P14">Hub<text:tab/><text:tab/><text:tab/><text:tab/><text:tab/><text:tab/><text:tab/>=<text:tab/>260 grams<text:tab/><text:tab/><text:tab/>=<text:tab/>$5.85</text:p>
                </text:list-item>
                <text:list-item>
                  <text:p text:style-name="P14">Hub-Gear<text:tab/><text:tab/><text:tab/><text:tab/>=<text:tab/>207 grams<text:tab/><text:tab/><text:tab/>=<text:tab/>$4.66</text:p>
                </text:list-item>
                <text:list-item>
                  <text:p text:style-name="P14">Gear-1 <text:tab/><text:tab/><text:tab/><text:tab/><text:tab/>= <text:tab/>256 Grams <text:tab/><text:tab/><text:tab/>= <text:tab/>$5.76</text:p>
                </text:list-item>
                <text:list-item>
                  <text:p text:style-name="P14">Gear-2<text:tab/><text:tab/><text:tab/><text:tab/><text:tab/>=<text:tab/>104 Grams<text:tab/><text:tab/><text:tab/>=<text:tab/>$2.34</text:p>
                </text:list-item>
                <text:list-item>
                  <text:p text:style-name="P14">Gear-3<text:tab/><text:tab/><text:tab/><text:tab/><text:tab/>=<text:tab/>152 Grams<text:tab/><text:tab/><text:tab/>=<text:tab/>$3.42</text:p>
                </text:list-item>
                <text:list-item>
                  <text:p text:style-name="P14">Gear-4<text:tab/><text:tab/><text:tab/><text:tab/><text:tab/>=<text:tab/>202 Grams<text:tab/><text:tab/><text:tab/>=<text:tab/>$4.54</text:p>
                </text:list-item>
                <text:list-item>
                  <text:p text:style-name="P14">Gear-5<text:tab/><text:tab/><text:tab/><text:tab/><text:tab/>=<text:tab/>232 Grams<text:tab/><text:tab/><text:tab/>=<text:tab/>$5.22</text:p>
                </text:list-item>
                <text:list-item>
                  <text:p text:style-name="P14">Gear-6 ( Alternator )<text:tab/><text:tab/>=<text:tab/> <text:s/>56 Grams<text:tab/><text:tab/><text:tab/>=<text:tab/>$1.26</text:p>
                </text:list-item>
              </text:list>
            </text:list-item>
          </text:list>
        </text:list-item>
      </text:list>
      <text:p text:style-name="Contents_20_1"/>
      <text:list xml:id="list36491654" text:continue-numbering="true" text:style-name="Check">
        <text:list-item>
          <text:list>
            <text:list-item>
              <text:p text:style-name="P14">Center Pieces – Front to back ( $9.74 )</text:p>
              <text:list>
                <text:list-item>
                  <text:p text:style-name="P14"><text:soft-page-break/>Hub-Mount-26g<text:tab/><text:tab/><text:tab/>= <text:tab/>160 Grams <text:tab/><text:tab/><text:tab/>= <text:tab/>$3.60</text:p>
                </text:list-item>
                <text:list-item>
                  <text:p text:style-name="P14">Post-Mount<text:tab/><text:tab/><text:tab/><text:tab/>=<text:tab/>140 Grams<text:tab/><text:tab/><text:tab/>=<text:tab/>$3.15</text:p>
                </text:list-item>
                <text:list-item>
                  <text:p text:style-name="P14">Alt-UpperMount<text:tab/><text:tab/><text:tab/>=<text:tab/> <text:s/>69 Grams<text:tab/><text:tab/><text:tab/>=<text:tab/>$1.55</text:p>
                </text:list-item>
                <text:list-item>
                  <text:p text:style-name="P14"/>
                </text:list-item>
              </text:list>
            </text:list-item>
            <text:list-item>
              <text:p text:style-name="P14">Other Pieces ( $ 5.78 )</text:p>
              <text:list>
                <text:list-item>
                  <text:p text:style-name="P14">Alt-LowerMount<text:tab/><text:tab/><text:tab/>=<text:tab/>257 Grams<text:tab/><text:tab/><text:tab/>=<text:tab/>$5.78</text:p>
                </text:list-item>
                <text:list-item>
                  <text:p text:style-name="P14"/>
                </text:list-item>
              </text:list>
            </text:list-item>
            <text:list-item>
              <text:p text:style-name="P14"/>
            </text:list-item>
          </text:list>
        </text:list-item>
      </text:list>
      <text:p text:style-name="Contents_20_2"/>
      <text:h text:style-name="Heading_20_1" text:outline-level="1"><text:bookmark-start text:name="__RefHeading__510_2114326999"/>Assembly Instructions<text:bookmark-end text:name="__RefHeading__510_2114326999"/></text:h>
      <text:p text:style-name="Contents_20_1"/>
      <text:h text:style-name="Heading_20_2" text:outline-level="2"><text:bookmark-start text:name="__RefHeading__512_2114326999"/>Frame<text:bookmark-end text:name="__RefHeading__512_2114326999"/></text:h>
      <text:p text:style-name="Contents_20_2"/>
      <text:list xml:id="list2324614388761734476" text:style-name="MyList1">
        <text:list-item>
          <text:p text:style-name="P19">Connect (2) DIN Rails together with <text:span text:style-name="Placeholder">Post-Mount.stl</text:span></text:p>
          <text:list>
            <text:list-item>
              <text:p text:style-name="P19">Insert #10 Nuts into the side slots of the Post-Mount ( may require pounding in with a hammer and punch )</text:p>
            </text:list-item>
            <text:list-item>
              <text:p text:style-name="P19">Position Post-Mount between 2-DIN Rails centered around Slot #10 of both rails</text:p>
              <text:list>
                <text:list-item>
                  <text:p text:style-name="P19">One side-hole at Slot #9</text:p>
                </text:list-item>
                <text:list-item>
                  <text:p text:style-name="P19">One side-hole at Slot #11</text:p>
                </text:list-item>
              </text:list>
            </text:list-item>
            <text:list-item>
              <text:p text:style-name="P19">Insert (2) #10-24 x 3/4” machine screws on Non-Gear Side</text:p>
            </text:list-item>
          </text:list>
        </text:list-item>
      </text:list>
      <text:p text:style-name="Contents_20_2"/>
      <text:list xml:id="list36502176" text:continue-numbering="true" text:style-name="MyList1">
        <text:list-item>
          <text:p text:style-name="P19">Install Gear-2 and Gear-2-Standoff</text:p>
          <text:list>
            <text:list-item>
              <text:p text:style-name="P19"/>
            </text:list-item>
          </text:list>
        </text:list-item>
      </text:list>
      <text:list xml:id="list36485080" text:continue-list="list36503512" text:style-name="CheckContent4">
        <text:list-item>
          <text:p text:style-name="P18">Attach (2) DIN Rails to the <text:span text:style-name="Placeholder">Post-Mount.stl</text:span></text:p>
          <text:list>
            <text:list-item>
              <text:p text:style-name="P18">Install #10 Nuts into the Post-Mount</text:p>
            </text:list-item>
            <text:list-item>
              <text:p text:style-name="P18">Center Post-Mount around Din Rail Slot # 10</text:p>
            </text:list-item>
            <text:list-item>
              <text:p text:style-name="P18">Align first screw hole in DIN Rail Slot #9</text:p>
            </text:list-item>
            <text:list-item>
              <text:p text:style-name="P18">Align second screw hole in DIN Rail Slot #11</text:p>
            </text:list-item>
            <text:list-item>
              <text:p text:style-name="P18">(2) #10-24 x 3/4” machine screws &amp; nuts</text:p>
            </text:list-item>
          </text:list>
        </text:list-item>
      </text:list>
      <text:p text:style-name="Contents_20_2"/>
      <text:list xml:id="list36514452" text:continue-numbering="true" text:style-name="CheckContent4">
        <text:list-item>
          <text:p text:style-name="P18">Insert Nut in Hub-Mount</text:p>
          <text:list>
            <text:list-item>
              <text:p text:style-name="P18">Insert Nut in Hub-Mount</text:p>
            </text:list-item>
            <text:list-item>
              <text:p text:style-name="P18">Drive in (2) #10-24 x 3/4” machine screws &amp; nuts in very back of 1<text:span text:style-name="T5">st</text:span> slot into Hub-Mount</text:p>
            </text:list-item>
            <text:list-item>
              <text:p text:style-name="P18">Align second DIN ( Gear DIN ) to Hub-Mount on the right? side </text:p>
            </text:list-item>
            <text:list-item>
              <text:p text:style-name="P18">Drill through both DIN rails where 5/16” bolt will go</text:p>
            </text:list-item>
            <text:list-item>
              <text:p text:style-name="P18">Turn Over</text:p>
            </text:list-item>
            <text:list-item>
              <text:p text:style-name="P18">Drill through the DIN rail so 5/16” bolt can come through other side</text:p>
            </text:list-item>
            <text:list-item>
              <text:p text:style-name="P18">Insert 5/16” Bolt</text:p>
            </text:list-item>
          </text:list>
        </text:list-item>
      </text:list>
      <text:p text:style-name="Contents_20_2"/>
      <text:list xml:id="list36509542" text:continue-numbering="true" text:style-name="CheckContent4">
        <text:list-item>
          <text:p text:style-name="P18">Setup Brace DIN</text:p>
          <text:list>
            <text:list-item>
              <text:p text:style-name="P18">Drill out back of the 1<text:span text:style-name="T5">st</text:span> slot for 5/16” Bolt</text:p>
            </text:list-item>
          </text:list>
        </text:list-item>
      </text:list>
      <text:p text:style-name="Contents_20_2"/>
      <text:list xml:id="list36500813" text:continue-numbering="true" text:style-name="CheckContent4">
        <text:list-item>
          <text:p text:style-name="P18">Install first Gear</text:p>
          <text:list>
            <text:list-item>
              <text:p text:style-name="P18">Insert 5/16” x 5” bolt through Brace DIN, Gear DIN</text:p>
            </text:list-item>
            <text:list-item>
              <text:p text:style-name="P18">Through Washer</text:p>
            </text:list-item>
            <text:list-item>
              <text:p text:style-name="P18">Through Gear-1</text:p>
            </text:list-item>
            <text:list-item>
              <text:p text:style-name="P18">Through Gear-1-Spacer</text:p>
            </text:list-item>
            <text:list-item>
              <text:p text:style-name="P18">Through Hub-Mount</text:p>
            </text:list-item>
          </text:list>
        </text:list-item>
      </text:list>
      <text:p text:style-name="Contents_20_2"/>
      <text:list xml:id="list36492336" text:continue-numbering="true" text:style-name="CheckContent4">
        <text:list-item>
          <text:p text:style-name="P18">Install Second Gear FIRST</text:p>
          <text:list>
            <text:list-item>
              <text:p text:style-name="P18">This allows the Hole for the 1<text:span text:style-name="T5">st</text:span> Gear to be drilled correctly</text:p>
            </text:list-item>
            <text:list-item>
              <text:p text:style-name="P18"/>
            </text:list-item>
          </text:list>
        </text:list-item>
      </text:list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style:shadow="none">
        <style:tab-stops>
          <style:tab-stop style:position="0.1in"/>
        </style:tab-stops>
      </style:paragraph-properties>
      <style:text-properties style:font-name="Ebrima" fo:font-size="7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7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7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1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7-12-11T16:31:13.42</dc:date>
    <dc:creator>Tom G</dc:creator>
    <meta:editing-duration>P89DT7H7M23S</meta:editing-duration>
    <meta:editing-cycles>2325</meta:editing-cycles>
    <meta:generator>OpenOffice/4.1.3$Win32 OpenOffice.org_project/413m1$Build-9783</meta:generator>
    <meta:document-statistic meta:table-count="1" meta:image-count="1" meta:object-count="0" meta:page-count="3" meta:paragraph-count="132" meta:word-count="730" meta:character-count="4478"/>
    <meta:user-defined meta:name="w2e_MetaAuthor">AC-Delco Alternator Windmill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AC-Delco Alternator Windmill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</office:meta>
</office:document-meta>
</file>